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23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1,7 2412">
            <text:p>test_Parser(primitives): 1,7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1.7">
            <text:p>1,7 sec</text:p>
          </table:table-cell>
          <table:table-cell table:style-name="ce162" table:formula="of:=TESTSTAT(&quot;count&quot;; [.B46])" office:value-type="float" office:value="2412">
            <text:p>2412</text:p>
          </table:table-cell>
          <table:table-cell table:style-name="ce164" table:formula="of:=[.E46]/[.D46]" office:value-type="float" office:value="1418.82352941176">
            <text:p>1418,8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1,6 1546">
            <text:p>test_Parser(multiplicity): 1,6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1.6">
            <text:p>1,6 sec</text:p>
          </table:table-cell>
          <table:table-cell table:style-name="ce162" table:formula="of:=TESTSTAT(&quot;count&quot;; [.B47])" office:value-type="float" office:value="1546">
            <text:p>1546</text:p>
          </table:table-cell>
          <table:table-cell table:style-name="ce164" table:formula="of:=[.E47]/[.D47]" office:value-type="float" office:value="966.25">
            <text:p>966,3 a/sec</text:p>
          </table:table-cell>
          <table:table-cell table:number-columns-repeated="4"/>
        </table:table-row>
        <table:table-row table:style-name="ro6">
          <table:table-cell/>
          <table:table-cell table:formula="of:=TEST_PARSER(&quot;basic&quot;)" office:value-type="string" office:string-value="test_Parser(basic): 2,3 3313">
            <text:p>test_Parser(basic): 2,3 3313</text:p>
          </table:table-cell>
          <table:table-cell table:formula="of:=TESTSTAT(&quot;name&quot;; [.B48])" office:value-type="string" office:string-value="test_Parser(basic):">
            <text:p>test_Parser(basic):</text:p>
          </table:table-cell>
          <table:table-cell table:style-name="ce160" table:formula="of:=TESTSTAT(&quot;time&quot;; [.B48])" office:value-type="float" office:value="2.3">
            <text:p>2,3 sec</text:p>
          </table:table-cell>
          <table:table-cell table:style-name="ce162" table:formula="of:=TESTSTAT(&quot;count&quot;; [.B48])" office:value-type="float" office:value="3313">
            <text:p>3313</text:p>
          </table:table-cell>
          <table:table-cell table:style-name="ce164" table:formula="of:=[.E48]/[.D48]" office:value-type="float" office:value="1440.4347826087">
            <text:p>1440,4 a/sec</text:p>
          </table:table-cell>
          <table:table-cell table:number-columns-repeated="4"/>
        </table:table-row>
        <table:table-row table:style-name="ro6">
          <table:table-cell/>
          <table:table-cell table:formula="of:=TEST_PARSER(&quot;special&quot;)" office:value-type="string" office:string-value="test_Parser(special): 0,8 479">
            <text:p>test_Parser(special): 0,8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0.8">
            <text:p>0,8 sec</text:p>
          </table:table-cell>
          <table:table-cell table:style-name="ce162" table:formula="of:=TESTSTAT(&quot;count&quot;; [.B49])" office:value-type="float" office:value="479">
            <text:p>479</text:p>
          </table:table-cell>
          <table:table-cell table:style-name="ce164" table:formula="of:=[.E49]/[.D49]" office:value-type="float" office:value="598.75">
            <text:p>598,8 a/sec</text:p>
          </table:table-cell>
          <table:table-cell table:number-columns-repeated="4"/>
        </table:table-row>
        <table:table-row table:style-name="ro6">
          <table:table-cell/>
          <table:table-cell table:formula="of:=TEST_PARSER(&quot;numbers&quot;)" office:value-type="string" office:string-value="test_Parser(numbers): 2,8 3046">
            <text:p>test_Parser(numbers): 2,8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2.8">
            <text:p>2,8 sec</text:p>
          </table:table-cell>
          <table:table-cell table:style-name="ce162" table:formula="of:=TESTSTAT(&quot;count&quot;; [.B50])" office:value-type="float" office:value="3046">
            <text:p>3046</text:p>
          </table:table-cell>
          <table:table-cell table:style-name="ce164" table:formula="of:=[.E50]/[.D50]" office:value-type="float" office:value="1087.85714285714">
            <text:p>1087,9 a/sec</text:p>
          </table:table-cell>
          <table:table-cell table:number-columns-repeated="4"/>
        </table:table-row>
        <table:table-row table:style-name="ro6">
          <table:table-cell/>
          <table:table-cell table:formula="of:=TEST_PARSER(&quot;types&quot;)" office:value-type="string" office:string-value="test_Parser(types): 5,8 11149">
            <text:p>test_Parser(types): 5,8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5.8">
            <text:p>5,8 sec</text:p>
          </table:table-cell>
          <table:table-cell table:style-name="ce162" table:formula="of:=TESTSTAT(&quot;count&quot;; [.B51])" office:value-type="float" office:value="11149">
            <text:p>11149</text:p>
          </table:table-cell>
          <table:table-cell table:style-name="ce164" table:formula="of:=[.E51]/[.D51]" office:value-type="float" office:value="1922.24137931034">
            <text:p>1922,2 a/sec</text:p>
          </table:table-cell>
          <table:table-cell table:number-columns-repeated="4"/>
        </table:table-row>
        <table:table-row table:style-name="ro6">
          <table:table-cell table:number-columns-repeated="3"/>
          <table:table-cell table:style-name="ce161" table:formula="of:=SUM([.D46:.D51])" office:value-type="float" office:value="15">
            <text:p>15,0 sec</text:p>
          </table:table-cell>
          <table:table-cell table:style-name="ce163" table:formula="of:=SUM([.E46:.E51])" office:value-type="float" office:value="21945">
            <text:p>21945</text:p>
          </table:table-cell>
          <table:table-cell table:style-name="ce165" table:formula="of:=[.E52]/[.D52]" office:value-type="float" office:value="1463">
            <text:p>1463,0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13,4 21940">
            <text:p>test_Parser(all): 13,4 21940</text:p>
          </table:table-cell>
          <table:table-cell table:formula="of:=TESTSTAT(&quot;name&quot;; [.B54])" office:value-type="string" office:string-value="test_Parser(all):">
            <text:p>test_Parser(all):</text:p>
          </table:table-cell>
          <table:table-cell table:style-name="ce160" table:formula="of:=TESTSTAT(&quot;time&quot;; [.B54])" office:value-type="float" office:value="13.4">
            <text:p>13,4 sec</text:p>
          </table:table-cell>
          <table:table-cell table:style-name="ce162" table:formula="of:=TESTSTAT(&quot;count&quot;; [.B54])" office:value-type="float" office:value="21940">
            <text:p>21940</text:p>
          </table:table-cell>
          <table:table-cell table:style-name="ce164" table:formula="of:=[.E54]/[.D54]" office:value-type="float" office:value="1637.31343283582">
            <text:p>1637,3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Tabelle11"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Tabelle11.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Tabelle11.E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Tabelle11.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Tabelle11.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Tabelle11.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4">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 -&gt; ASN lbl v</text:span></text:p>
            <text:p><text:span text:style-name="T2"><text:s text:c="2"/></text:span><text:span text:style-name="T2">ASN "Alt" <text:s/>() [x] <text:s text:c="7"/>-&gt; x</text:span></text:p>
            <text:p><text:span text:style-name="T2"><text:s text:c="2"/></text:span><text:span text:style-name="T2">ASN "Con" <text:s/>() [x] <text:s text:c="7"/>-&gt; x</text:span></text:p>
            <text:p><text:span text:style-name="T2"><text:s text:c="2"/></text:span><text:span text:style-name="T2">ASN "Atom" () [x] <text:s text:c="7"/>-&gt; x</text:span></text:p>
            <text:p><text:span text:style-name="T2"/></text:p>
          </table:table-cell>
          <table:table-cell table:style-name="ce174" table:formula="of:=DERIVATIONTREE_PRSGRAMMAR([.B26]; SUM([.D2:.D25]))" office:value-type="string" office:string-value="─Grammar&#13;&#10; ├─Rule&#13;&#10; │ ├─RuleName:'_S'&#13;&#10; │ └─Alt&#13;&#10; │   └─Con&#13;&#10; │     └─Atom&#13;&#10; │       └─Nonterminal:'_Grammar'&#13;&#10; ├─Rule&#13;&#10; │ ├─RuleName:'_ws'&#13;&#10; │ └─Alt&#13;&#10; │   └─Con&#13;&#10; │     └─Atom&#13;&#10; │       └─CClass&#13;&#10; │         └─PCList&#13;&#10; │           ├─CCItem&#13;&#10; │           │ └─([-\r\n\t\[\-\]\\]):' '&#13;&#10; │           └─CCItem&#13;&#10; │             └─escC&#13;&#10; │               └─(◄─):'\t'&#13;&#10; ├─Rule&#13;&#10; │ ├─RuleName:'_lb'&#13;&#10; │ └─Alt&#13;&#10; │   ├─Con&#13;&#10; │   │ └─Atom&#13;&#10; │   │   └─Terminal:'\r\n'&#13;&#10; │   ├─Con&#13;&#10; │   │ └─Atom&#13;&#10; │   │   └─Terminal:'\r'&#13;&#10; │   ├─Con&#13;&#10; │   │ └─Atom&#13;&#10; │   │   └─Terminal:'\n\r'&#13;&#10; │   └─Con&#13;&#10; │     └─Atom&#13;&#10; │       └─Terminal:'\n'&#13;&#10; ├─Rule&#13;&#10; │ ├─RuleName:'_multOp'&#13;&#10; │ └─Alt&#13;&#10; │   └─Con&#13;&#10; │     └─Atom&#13;&#10; │       └─CClass&#13;&#10; │         └─PCList&#13;&#10; │           ├─CCItem&#13;&#10; │           │ └─([-\r\n\t\[\-\]\\]):'?'&#13;&#10; │           ├─CCItem&#13;&#10; │           │ └─([-\r\n\t\[\-\]\\]):'+'&#13;&#10; │           └─CCItem&#13;&#10; │             └─([-\r\n\t\[\-\]\\]):'*'&#13;&#10; ├─Rule&#13;&#10; │ ├─RuleName:'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_escQ'&#13;&#10; │ └─Alt&#13;&#10; │   └─Con&#13;&#10; │     ├─Atom&#13;&#10; │     │ └─Terminal:'\\'&#13;&#10; │     └─Atom&#13;&#10; │       └─CClass&#13;&#10; │         └─PCList&#13;&#10; │           ├─CCItem&#13;&#10; │           │ └─([-\r\n\t\[\-\]\\]):'r'&#13;&#10; │           ├─CCItem&#13;&#10; │           │ └─([-\r\n\t\[\-\]\\]):'n'&#13;&#10; │           ├─CCItem&#13;&#10; │           │ └─([-\r\n\t\[\-\]\\]):'t'&#13;&#10; │           ├─CCItem&#13;&#10; │           │ └─escC&#13;&#10; │           │   └─([\\&quot;\[\-\]]):'\\'&#13;&#10; │           └─CCItem&#13;&#10; │             └─([-\r\n\t\[\-\]\\]):'\&quot;'&#13;&#10; ├─Rule&#13;&#10; │ ├─RuleName:'_escC'&#13;&#10; │ └─Alt&#13;&#10; │   └─Con&#13;&#10; │     ├─Atom&#13;&#10; │     │ └─Terminal:'\\'&#13;&#10; │     └─Atom&#13;&#10; │       └─CClass&#13;&#10; │         └─PCList&#13;&#10; │           ├─CCItem&#13;&#10; │           │ └─([-\r\n\t\[\-\]\\]):'r'&#13;&#10; │           ├─CCItem&#13;&#10; │           │ └─([-\r\n\t\[\-\]\\]):'n'&#13;&#10; │           ├─CCItem&#13;&#10; │           │ └─([-\r\n\t\[\-\]\\]):'t'&#13;&#10; │           ├─CCItem&#13;&#10; │           │ └─escC&#13;&#10; │           │   └─([\\&quot;\[\-\]]):'['&#13;&#10; │           ├─CCItem&#13;&#10; │           │ └─escC&#13;&#10; │           │   └─([\\&quot;\[\-\]]):'-'&#13;&#10; │           ├─CCItem&#13;&#10; │           │ └─escC&#13;&#10; │           │   └─([\\&quot;\[\-\]]):']'&#13;&#10; │           └─CCItem&#13;&#10; │             └─escC&#13;&#10; │               └─([\\&quot;\[\-\]]):'\\'&#13;&#10; ├─Rule&#13;&#10; │ ├─RuleName:'_Grammar'&#13;&#10; │ └─Alt&#13;&#10; │   └─Con&#13;&#10; │     ├─Atom&#13;&#10; │     │ └─Nonterminal:'_Rule'&#13;&#10; │     └─Atom&#13;&#10; │       └─Alt&#13;&#10; │         └─Con&#13;&#10; │           ├─Atom&#13;&#10; │           │ └─Nonterminal:'_lb'&#13;&#10; │           └─Atom&#13;&#10; │             └─Nonterminal:'_Rule'&#13;&#10; ├─Rule&#13;&#10; │ ├─RuleName:'_Rule'&#13;&#10; │ └─Alt&#13;&#10; │   └─Con&#13;&#10; │     ├─Atom&#13;&#10; │     │ └─Nonterminal:'_RuleName'&#13;&#10; │     ├─Atom&#13;&#10; │     │ └─Terminal:'::='&#13;&#10; │     └─Atom&#13;&#10; │       └─Nonterminal:'_Alt'&#13;&#10; ├─Rule&#13;&#10; │ ├─RuleName:'_Con'&#13;&#10; │ └─Alt&#13;&#10; │   └─Con&#13;&#10; │     └─Atom&#13;&#10; │       └─Alt&#13;&#10; │         └─Con&#13;&#10; │           ├─Atom&#13;&#10; │           │ └─Nonterminal:'_ws'&#13;&#10; │           ├─Atom&#13;&#10; │           │ └─Nonterminal:'_Atom'&#13;&#10; │           └─Atom&#13;&#10; │             └─Nonterminal:'_ws'&#13;&#10; ├─Rule&#13;&#10; │ ├─RuleName:'_Atom'&#13;&#10; │ └─Alt&#13;&#10; │   ├─Con&#13;&#10; │   │ ├─Atom&#13;&#10; │   │ │ └─Terminal:'('&#13;&#10; │   │ ├─Atom&#13;&#10; │   │ │ └─Nonterminal:'_Alt'&#13;&#10; │   │ └─Atom&#13;&#10; │   │   └─Terminal:')'&#13;&#10; │   ├─Con&#13;&#10; │   │ └─Atom&#13;&#10; │   │   └─Nonterminal:'_Nonterminal'&#13;&#10; │   ├─Con&#13;&#10; │   │ └─Atom&#13;&#10; │   │   └─Nonterminal:'_Terminal'&#13;&#10; │   └─Con&#13;&#10; │     └─Atom&#13;&#10; │       └─Nonterminal:'_CClass'&#13;&#10; ├─Rule&#13;&#10; │ ├─RuleName:'_Nonterminal'&#13;&#10; │ └─Alt&#13;&#10; │   └─Con&#13;&#10; │     └─Atom&#13;&#10; │       └─Nonterminal:'_Ident'&#13;&#10; ├─Rule&#13;&#10; │ ├─RuleName:'_Terminal'&#13;&#10; │ └─Alt&#13;&#10; │   └─Con&#13;&#10; │     ├─Atom&#13;&#10; │     │ └─Terminal:'\&quot;'&#13;&#10; │     ├─Atom&#13;&#10; │     │ └─Alt&#13;&#10; │     │   └─Con&#13;&#10; │     │     └─Atom&#13;&#10; │     │       └─Nonterminal:'escQ'&#13;&#10; │     └─Atom&#13;&#10; │       └─Terminal:'\&quot;'&#13;&#10; ├─Rule&#13;&#10; │ ├─RuleName:'_CClass'&#13;&#10; │ └─Alt&#13;&#10; │   ├─Con&#13;&#10; │   │ └─Atom&#13;&#10; │   │   └─Terminal:'.'&#13;&#10; │   └─Con&#13;&#10; │     └─Atom&#13;&#10; │       └─Alt&#13;&#10; │         └─Con&#13;&#10; │           ├─Atom&#13;&#10; │           │ └─Terminal:'['&#13;&#10; │           ├─Atom&#13;&#10; │           │ └─Alt&#13;&#10; │           │   ├─Con&#13;&#10; │           │   │ └─Atom&#13;&#10; │           │   │   └─Nonterminal:'_NCList'&#13;&#10; │           │   └─Con&#13;&#10; │           │     └─Atom&#13;&#10; │           │       └─Nonterminal:'_PCList'&#13;&#10; │           └─Atom&#13;&#10; │             └─Terminal:']'&#13;&#10; ├─Rule&#13;&#10; │ ├─RuleName:'_NCList'&#13;&#10; │ └─Alt&#13;&#10; │   └─Con&#13;&#10; │     ├─Atom&#13;&#10; │     │ └─Terminal:'-'&#13;&#10; │     └─Atom&#13;&#10; │       └─Nonterminal:'PCList'&#13;&#10; ├─Rule&#13;&#10; │ ├─RuleName:'_PCList'&#13;&#10; │ └─Alt&#13;&#10; │   └─Con&#13;&#10; │     └─Atom&#13;&#10; │       └─Alt&#13;&#10; │         ├─Con&#13;&#10; │         │ └─Atom&#13;&#10; │         │   └─Nonterminal:'_CCRange'&#13;&#10; │         └─Con&#13;&#10; │           └─Atom&#13;&#10; │             └─Nonterminal:'_CCItem'&#13;&#10; ├─Rule&#13;&#10; │ ├─RuleName:'_CCItem'&#13;&#10; │ └─Alt&#13;&#10; │   ├─Con&#13;&#10; │   │ └─Atom&#13;&#10; │   │   └─Nonterminal:'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_CCRange'&#13;&#10;   └─Alt&#13;&#10;     └─Con&#13;&#10;       ├─Atom&#13;&#10;       │ └─Nonterminal:'_CCItem'&#13;&#10;       ├─Atom&#13;&#10;       │ └─Terminal:'-'&#13;&#10;       └─Atom&#13;&#10;         └─Nonterminal:'_CCItem'" table:number-columns-spanned="1" table:number-rows-spanned="90">
            <text:p>─Grammar</text:p>
            <text:p><text:s/>├─Rule</text:p>
            <text:p><text:s/>│ ├─RuleName:'_S'</text:p>
            <text:p><text:s/>│ └─Alt</text:p>
            <text:p><text:s/>│ <text:s text:c="2"/>└─Con</text:p>
            <text:p><text:s/>│ <text:s text:c="4"/>└─Atom</text:p>
            <text:p><text:s/>│ <text:s text:c="6"/>└─Nonterminal:'_Grammar'</text:p>
            <text:p><text:s/>├─Rule</text:p>
            <text:p><text:s/>│ ├─RuleName:'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_lb'</text:p>
            <text:p><text:s/>│ └─Alt</text:p>
            <text:p><text:s/>│ <text:s text:c="2"/>├─Con</text:p>
            <text:p><text:s/>│ <text:s text:c="2"/>│ └─Atom</text:p>
            <text:p><text:s/>│ <text:s text:c="2"/>│ <text:s text:c="2"/>└─Terminal:'\r\n'</text:p>
            <text:p><text:s/>│ <text:s text:c="2"/>├─Con</text:p>
            <text:p><text:s/>│ <text:s text:c="2"/>│ └─Atom</text:p>
            <text:p><text:s/>│ <text:s text:c="2"/>│ <text:s text:c="2"/>└─Terminal:'\r'</text:p>
            <text:p><text:s/>│ <text:s text:c="2"/>├─Con</text:p>
            <text:p><text:s/>│ <text:s text:c="2"/>│ └─Atom</text:p>
            <text:p><text:s/>│ <text:s text:c="2"/>│ <text:s text:c="2"/>└─Terminal:'\n\r'</text:p>
            <text:p><text:s/>│ <text:s text:c="2"/>└─Con</text:p>
            <text:p><text:s/>│ <text:s text:c="4"/>└─Atom</text:p>
            <text:p><text:s/>│ <text:s text:c="6"/>└─Terminal:'\n'</text:p>
            <text:p><text:s/>├─Rule</text:p>
            <text:p><text:s/>│ ├─RuleName:'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_escQ'</text:p>
            <text:p><text:s/>│ └─Alt</text:p>
            <text:p><text:s/>│ <text:s text:c="2"/>└─Con</text:p>
            <text:p><text:s/>│ <text:s text:c="4"/>├─Atom</text:p>
            <text:p><text:s/>│ <text:s text:c="4"/>│ └─Terminal:'\\'</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_escC'</text:p>
            <text:p><text:s/>│ └─Alt</text:p>
            <text:p><text:s/>│ <text:s text:c="2"/>└─Con</text:p>
            <text:p><text:s/>│ <text:s text:c="4"/>├─Atom</text:p>
            <text:p><text:s/>│ <text:s text:c="4"/>│ └─Terminal:'\\'</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_Grammar'</text:p>
            <text:p><text:s/>│ └─Alt</text:p>
            <text:p><text:s/>│ <text:s text:c="2"/>└─Con</text:p>
            <text:p><text:s/>│ <text:s text:c="4"/>├─Atom</text:p>
            <text:p><text:s/>│ <text:s text:c="4"/>│ └─Nonterminal:'_Rule'</text:p>
            <text:p><text:s/>│ <text:s text:c="4"/>└─Atom</text:p>
            <text:p><text:s/>│ <text:s text:c="6"/>└─Alt</text:p>
            <text:p><text:s/>│ <text:s text:c="8"/>└─Con</text:p>
            <text:p><text:s/>│ <text:s text:c="10"/>├─Atom</text:p>
            <text:p><text:s/>│ <text:s text:c="10"/>│ └─Nonterminal:'_lb'</text:p>
            <text:p><text:s/>│ <text:s text:c="10"/>└─Atom</text:p>
            <text:p><text:s/>│ <text:s text:c="12"/>└─Nonterminal:'_Rule'</text:p>
            <text:p><text:s/>├─Rule</text:p>
            <text:p><text:s/>│ ├─RuleName:'_Rule'</text:p>
            <text:p><text:s/>│ └─Alt</text:p>
            <text:p><text:s/>│ <text:s text:c="2"/>└─Con</text:p>
            <text:p><text:s/>│ <text:s text:c="4"/>├─Atom</text:p>
            <text:p><text:s/>│ <text:s text:c="4"/>│ └─Nonterminal:'_RuleName'</text:p>
            <text:p><text:s/>│ <text:s text:c="4"/>├─Atom</text:p>
            <text:p><text:s/>│ <text:s text:c="4"/>│ └─Terminal:'::='</text:p>
            <text:p><text:s/>│ <text:s text:c="4"/>└─Atom</text:p>
            <text:p><text:s/>│ <text:s text:c="6"/>└─Nonterminal:'_Alt'</text:p>
            <text:p><text:s/>├─Rule</text:p>
            <text:p><text:s/>│ ├─RuleName:'_Con'</text:p>
            <text:p><text:s/>│ └─Alt</text:p>
            <text:p><text:s/>│ <text:s text:c="2"/>└─Con</text:p>
            <text:p><text:s/>│ <text:s text:c="4"/>└─Atom</text:p>
            <text:p><text:s/>│ <text:s text:c="6"/>└─Alt</text:p>
            <text:p><text:s/>│ <text:s text:c="8"/>└─Con</text:p>
            <text:p><text:s/>│ <text:s text:c="10"/>├─Atom</text:p>
            <text:p><text:s/>│ <text:s text:c="10"/>│ └─Nonterminal:'_ws'</text:p>
            <text:p><text:s/>│ <text:s text:c="10"/>├─Atom</text:p>
            <text:p><text:s/>│ <text:s text:c="10"/>│ └─Nonterminal:'_Atom'</text:p>
            <text:p><text:s/>│ <text:s text:c="10"/>└─Atom</text:p>
            <text:p><text:s/>│ <text:s text:c="12"/>└─Nonterminal:'_ws'</text:p>
            <text:p><text:s/>├─Rule</text:p>
            <text:p><text:s/>│ ├─RuleName:'_Atom'</text:p>
            <text:p><text:s/>│ └─Alt</text:p>
            <text:p><text:s/>│ <text:s text:c="2"/>├─Con</text:p>
            <text:p><text:s/>│ <text:s text:c="2"/>│ ├─Atom</text:p>
            <text:p><text:s/>│ <text:s text:c="2"/>│ │ └─Terminal:'('</text:p>
            <text:p><text:s/>│ <text:s text:c="2"/>│ ├─Atom</text:p>
            <text:p><text:s/>│ <text:s text:c="2"/>│ │ └─Nonterminal:'_Alt'</text:p>
            <text:p><text:s/>│ <text:s text:c="2"/>│ └─Atom</text:p>
            <text:p><text:s/>│ <text:s text:c="2"/>│ <text:s text:c="2"/>└─Terminal:')'</text:p>
            <text:p><text:s/>│ <text:s text:c="2"/>├─Con</text:p>
            <text:p><text:s/>│ <text:s text:c="2"/>│ └─Atom</text:p>
            <text:p><text:s/>│ <text:s text:c="2"/>│ <text:s text:c="2"/>└─Nonterminal:'_Nonterminal'</text:p>
            <text:p><text:s/>│ <text:s text:c="2"/>├─Con</text:p>
            <text:p><text:s/>│ <text:s text:c="2"/>│ └─Atom</text:p>
            <text:p><text:s/>│ <text:s text:c="2"/>│ <text:s text:c="2"/>└─Nonterminal:'_Terminal'</text:p>
            <text:p><text:s/>│ <text:s text:c="2"/>└─Con</text:p>
            <text:p><text:s/>│ <text:s text:c="4"/>└─Atom</text:p>
            <text:p><text:s/>│ <text:s text:c="6"/>└─Nonterminal:'_CClass'</text:p>
            <text:p><text:s/>├─Rule</text:p>
            <text:p><text:s/>│ ├─RuleName:'_Nonterminal'</text:p>
            <text:p><text:s/>│ └─Alt</text:p>
            <text:p><text:s/>│ <text:s text:c="2"/>└─Con</text:p>
            <text:p><text:s/>│ <text:s text:c="4"/>└─Atom</text:p>
            <text:p><text:s/>│ <text:s text:c="6"/>└─Nonterminal:'_Ident'</text:p>
            <text:p><text:s/>├─Rule</text:p>
            <text:p><text:s/>│ ├─RuleName:'_Terminal'</text:p>
            <text:p><text:s/>│ └─Alt</text:p>
            <text:p><text:s/>│ <text:s text:c="2"/>└─Con</text:p>
            <text:p><text:s/>│ <text:s text:c="4"/>├─Atom</text:p>
            <text:p><text:s/>│ <text:s text:c="4"/>│ └─Terminal:'\"'</text:p>
            <text:p><text:s/>│ <text:s text:c="4"/>├─Atom</text:p>
            <text:p><text:s/>│ <text:s text:c="4"/>│ └─Alt</text:p>
            <text:p><text:s/>│ <text:s text:c="4"/>│ <text:s text:c="2"/>└─Con</text:p>
            <text:p><text:s/>│ <text:s text:c="4"/>│ <text:s text:c="4"/>└─Atom</text:p>
            <text:p><text:s/>│ <text:s text:c="4"/>│ <text:s text:c="6"/>└─Nonterminal:'escQ'</text:p>
            <text:p><text:s/>│ <text:s text:c="4"/>└─Atom</text:p>
            <text:p><text:s/>│ <text:s text:c="6"/>└─Terminal:'\"'</text:p>
            <text:p><text:s/>├─Rule</text:p>
            <text:p><text:s/>│ ├─RuleName:'_CClass'</text:p>
            <text:p><text:s/>│ └─Alt</text:p>
            <text:p><text:s/>│ <text:s text:c="2"/>├─Con</text:p>
            <text:p><text:s/>│ <text:s text:c="2"/>│ └─Atom</text:p>
            <text:p><text:s/>│ <text:s text:c="2"/>│ <text:s text:c="2"/>└─Terminal:'.'</text:p>
            <text:p><text:s/>│ <text:s text:c="2"/>└─Con</text:p>
            <text:p><text:s/>│ <text:s text:c="4"/>└─Atom</text:p>
            <text:p><text:s/>│ <text:s text:c="6"/>└─Alt</text:p>
            <text:p><text:s/>│ <text:s text:c="8"/>└─Con</text:p>
            <text:p><text:s/>│ <text:s text:c="10"/>├─Atom</text:p>
            <text:p><text:s/>│ <text:s text:c="10"/>│ └─Terminal:'['</text:p>
            <text:p><text:s/>│ <text:s text:c="10"/>├─Atom</text:p>
            <text:p><text:s/>│ <text:s text:c="10"/>│ └─Alt</text:p>
            <text:p><text:s/>│ <text:s text:c="10"/>│ <text:s text:c="2"/>├─Con</text:p>
            <text:p><text:s/>│ <text:s text:c="10"/>│ <text:s text:c="2"/>│ └─Atom</text:p>
            <text:p><text:s/>│ <text:s text:c="10"/>│ <text:s text:c="2"/>│ <text:s text:c="2"/>└─Nonterminal:'_NCList'</text:p>
            <text:p><text:s/>│ <text:s text:c="10"/>│ <text:s text:c="2"/>└─Con</text:p>
            <text:p><text:s/>│ <text:s text:c="10"/>│ <text:s text:c="4"/>└─Atom</text:p>
            <text:p><text:s/>│ <text:s text:c="10"/>│ <text:s text:c="6"/>└─Nonterminal:'_PCList'</text:p>
            <text:p><text:s/>│ <text:s text:c="10"/>└─Atom</text:p>
            <text:p><text:s/>│ <text:s text:c="12"/>└─Terminal:']'</text:p>
            <text:p><text:s/>├─Rule</text:p>
            <text:p><text:s/>│ ├─RuleName:'_NCList'</text:p>
            <text:p><text:s/>│ └─Alt</text:p>
            <text:p><text:s/>│ <text:s text:c="2"/>└─Con</text:p>
            <text:p><text:s/>│ <text:s text:c="4"/>├─Atom</text:p>
            <text:p><text:s/>│ <text:s text:c="4"/>│ └─Terminal:'-'</text:p>
            <text:p><text:s/>│ <text:s text:c="4"/>└─Atom</text:p>
            <text:p><text:s/>│ <text:s text:c="6"/>└─Nonterminal:'PCList'</text:p>
            <text:p><text:s/>├─Rule</text:p>
            <text:p><text:s/>│ ├─RuleName:'_PCList'</text:p>
            <text:p><text:s/>│ └─Alt</text:p>
            <text:p><text:s/>│ <text:s text:c="2"/>└─Con</text:p>
            <text:p><text:s/>│ <text:s text:c="4"/>└─Atom</text:p>
            <text:p><text:s/>│ <text:s text:c="6"/>└─Alt</text:p>
            <text:p><text:s/>│ <text:s text:c="8"/>├─Con</text:p>
            <text:p><text:s/>│ <text:s text:c="8"/>│ └─Atom</text:p>
            <text:p><text:s/>│ <text:s text:c="8"/>│ <text:s text:c="2"/>└─Nonterminal:'_CCRange'</text:p>
            <text:p><text:s/>│ <text:s text:c="8"/>└─Con</text:p>
            <text:p><text:s/>│ <text:s text:c="10"/>└─Atom</text:p>
            <text:p><text:s/>│ <text:s text:c="12"/>└─Nonterminal:'_CCItem'</text:p>
            <text:p><text:s/>├─Rule</text:p>
            <text:p><text:s/>│ ├─RuleName:'_CCItem'</text:p>
            <text:p><text:s/>│ └─Alt</text:p>
            <text:p><text:s/>│ <text:s text:c="2"/>├─Con</text:p>
            <text:p><text:s/>│ <text:s text:c="2"/>│ └─Atom</text:p>
            <text:p><text:s/>│ <text:s text:c="2"/>│ <text:s text:c="2"/>└─Nonterminal:'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_CCRange'</text:p>
            <text:p><text:s text:c="3"/>└─Alt</text:p>
            <text:p><text:s text:c="5"/>└─Con</text:p>
            <text:p><text:s text:c="7"/>├─Atom</text:p>
            <text:p><text:s text:c="7"/>│ └─Nonterminal:'_CCItem'</text:p>
            <text:p><text:s text:c="7"/>├─Atom</text:p>
            <text:p><text:s text:c="7"/>│ └─Terminal:'-'</text:p>
            <text:p><text:s text:c="7"/>└─Atom</text:p>
            <text:p><text:s text:c="9"/>└─Nonterminal:'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Tabelle11.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Tabelle11.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Tabelle11.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8">
            <text:p>8</text:p>
          </table:table-cell>
          <table:table-cell table:style-name="ce186" office:value-type="string">
            <text:p>1</text:p>
          </table:table-cell>
          <table:table-cell table:style-name="ce191" table:formula="of:=DTOPT_PROMOTESINGLETERMINAL()" office:value-type="float" office:value="8">
            <text:p>8</text:p>
            <draw:control table:end-cell-address="Tabelle11.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Tabelle11.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4">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8">18.05.2017</text:date>, <text:time>17:43:43</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18T17:43:43.32</dc:date>
    <meta:editing-duration>P158DT17H50M39S</meta:editing-duration>
    <meta:editing-cycles>629</meta:editing-cycles>
    <meta:generator>OpenOffice/4.1.2$Win32 OpenOffice.org_project/412m3$Build-9782</meta:generator>
    <meta:document-statistic meta:table-count="11" meta:cell-count="7734" meta:object-count="6"/>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R &amp; "     to equal " &amp; toString(expected) _
		)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End Function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
		Dim ta As String, tb As String, tmp As String
		ta = typeOf(a)
		tb = typeOf(b)
		If Not(ta = tb) Then
			If (isNull(a) And startsWith(tb, ta)) Or (isNull(b) And startsWith(ta, tb)) Then
				result = False
			Else
				croak("equ: incompatible types " &amp; ta &amp; " and " &amp; tb)
			End If
		Else ' ta = tb
			Select Case ta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add()
	test_mul()
	test_compose() ' tests use add and mul and toString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Equal(toString(compose(f, g)), toString(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that is because it uses applyToList, which doesn't do
	''an actual call until more args come in
	'assertThrows("compose", Array(Nothing, Fn.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R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Fn.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List(Optional x As Variant)
	If isMissing(x) Then
		isList = Fn.isList
	Else
		isList = (typeOf(x) = typeOf(nil))
	End If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xs.head), map(f, xs.tail))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Optional f As Object, Optional acc, Optional ByVal xs As TList)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Static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Static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id 			As Object
	fstArg 		As Object
	sndArg 		As Object
	swap 		As Object
	compose 	As Object
	ite			As Object
	asc			As Object
	chr			As Object
	ucase		As Object
	lcase		As Object
	add			As Object
	mul			As Object
	isString	As Object
	isEmpty		As Object
	toString	As Object
	concat		As Object
	readHex		As Object
	equ			As Object
	neq			As Object
	inRange		As Object
	
	TFn_toString	As Object
	applyToList		As Object

	isList		As Object
	isNil		As Object
	cons		As Object
	length		As Object
	car			As Object
	cdr			As Object
	cadr		As Object
	caddr		As Object
	map			As Object
	filter		As Object
	skipWhile	As Object
	skipUntil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End Type


Sub Main
	test_Fn()
End Sub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ucase	= lookupFn("ucase")
		result.lcase	= lookupFn("lcase")
		result.add 		= lookupFn("add")
		result.mul 		= lookupFn("mul")
		result.isString	= lookupFn("isString")
		result.isEmpty	= lookupFn("isEmpty")
		result.toString = lookupFn("toString")
		result.concat	= lookupFn("concat")
		result.readHex	= lookupFn("readHex")
		result.equ		= lookupFn("equ")
		result.neq		= lookupFn("neq")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ilter	= lookupFn("filter")
		result.skipWhile = lookupFn("skipWhile")
		result.skipUntil = lookupFn("skipUntil")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pZeroOrOne2	= lookupFn("pZeroOrOne2")
		result.mkTypeVar		  = lookupFn("mkTypeVar")
		result.maybeMakeArrowType = lookupFn("maybeMakeArrowType")
		result.mkTypeCtor		  = lookupFn("mkTypeCtor")
		result.mkTupleType		  = lookupFn("mkTupleType")

		result.TASN_dot 		= lookupFn("TASN_dot")
		result.TASN_toString 	= lookupFn("TASN_toString")
		result.mkASN			= lookupFn("mkASN")
		result.mkDtTerminal		= lookupFn("mkDtTerminal")
		result.mkDtCClass		= lookupFn("mkDtCClass")
		result.mkDtNonterminal  = lookupFn("mkDtNonterminal")
		result.mkDtMult  		= lookupFn("mkDtMult")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ny -&gt; Bool"), _
			newFn("isEmpty",		1, "Any -&gt; Bool"), _
			newFn("toString",		1, "Any -&gt; Str"), _
			newFn("id",				1, "a -&gt; a"), _
			newFn("fstArg",			2, "a -&gt; b -&gt; a"), _
			newFn("sndArg",			1,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neq",			2, "a -&gt; a -&gt; Bool"), _
			newFn("concat",			2, "Str -&gt; Str -&gt; Str"), _
			newFn("asc",			1, "Char -&gt; Int"), _
			newFn("chr",			1, "Int -&gt; Char"), _
			newFn("ucase",			1, "Str -&gt; Str"), _
			newFn("lcase",			1, "Str -&gt; St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ilter",			2, "(a -&gt; Bool) -&gt; [a] -&gt; [a]"), _
			newFn("skipWhile",		2, "(a -&gt; Bool) -&gt; [a] -&gt; [a]"), _
			newFn("skipUntil",		2, "(a -&gt; Bool) -&gt; [a] -&gt; [a]"), _
			newFn("foldl",			3), _
			newFn("foldr",			3), _
			newFn("foldl1",			2), _
			newFn("foldr1",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pZeroOrOne2",		2, "Parser a -&gt; a -&gt; Parser a"), _
			newFn("mkTypeVar",			1, "Char -&gt; Str"), _
			newFn("maybeMakeArrowType",	2, "Typ -&gt; Maybe Typ -&gt; Typ"), _
			newFn("mkTypeCtor",			2, "Str -&gt; [Typ] -&gt; Typ"), _
			newFn("mkTupleType",		2, "Typ -&gt; [Typ] -&gt; Typ"), _
			_
			newFn("TASN_dot",			2, "Str -&gt; ASN -&gt; Any"), _
			newFn("TASN_toString",		1, "ASN -&gt; Str"), _
			newFn("mkASN",				3, "Any -&gt; a -&gt; [b] -&gt; ASN"), _
			newFn("mkDtTerminal",		1, "Str -&gt; ASN"), _
			newFn("mkDtCClass",			2, "Str -&gt; Str -&gt; ASN"), _
			newFn("mkDtNonterminal",	2, "Str -&gt; [ASN] -&gt; ASN"), _
			newFn("mkDtMult",			2, "Str -&gt; [ASN] -&gt; ASN")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sndArg":		result = sndArg(	a0)
		Case "asc":			result = Asc(		a0)
		Case "chr":			result = Chr(		a0)
		Case "ucase":		result = UCase(		a0)
		Case "lcase":		result = LCase(		a0)
		Case "isString":	result = isString(	a0)
		Case "isEmpty":		result = isEmpty(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Else
			Goto applyLast_doTheCall
	End Select
	applyLast = result
	Exit Function
applyLast_of_two:
	a0 = car(reverseArgs) 'fn.args(0)
	a1 = arg
	Select Case name
		Case "fstArg":		result = a0
		Case "add":			result = CLng(a0 + a1)
		Case "mul":			result = CLng(a0 * a1)
		Case "concat":		result = a0 &amp; a1
		Case "equ":			result = equ(			a0, a1)
		Case "neq":			result = Not(equ(		a0, a1))
		Case "applyToList":	result = applyToList(	a0, a1)
		Case "cons":		result = cons(			a0, a1)
		Case "map":			result = map(			a0, a1)
		Case "filter":		result = filter(		a0, a1)
		Case "skipWhile":	result = skipWhile(		a0, a1)
		Case "skipUntil":	result = skipUntil(		a0, a1)
		Case "foldl1":		result = foldl1(		a0, a1)
'		Case "foldr1":		result = foldr1(		a0, a1)
		Case "adjoin":		result = adjoin(		a0, a1)
		Case "mkParser":	result = mkParser(		a0, a1)
		Case "pBind":		result = pBind(			a0, a1)
		Case "pChoice":		result = pChoice(		a0, a1)
		Case "pZeroOrOne2":	result = pZeroOrOne2(	a0, a1)
		Case "maybeMakeArrowType": result = maybeMakeArrowType(a0, a1)
		Case "mkTypeCtor":	result = mkTypeCtor(	a0, a1)
		Case "mkTupleType":	result = mkTupleType(	a0, a1)
		Case "TASN_dot":	result = TASN_dot(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_compose(a0, a1, a2)	'	apply(a0, apply(a1, a2))	'
		Case "inRange":		result = CBool( (a0 &lt;= a2) And (a2 &lt;= a1) )
		Case "foldl":		result = foldl(		a0, a1, a2)
		Case "foldr":		result = foldr(		a0, a1, a2)
		Case "mkASN":		result = mkASN(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Dim fFilter As Object
	fFilter = Fn.filter
	show(fFilter)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isParser = (typeOf(x) = typeOf(pFail))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Of(actVal)
		expTyp = typeOf(expVal)
		actStr = toString(actVal)
		expStr = toString(expVal)
		
		If isObject(expVal) Then
			If assertEqual(actPos, expPos).isFail _
			Or assertEqual(actTyp, expTyp).isFail _
			Or assertEqual(actStr, expStr).isFail _
			Then : Goto assert_parse_failed : End If
		Else
			If assertEqual(actPos, expPos).isFail _
			Or assertEqual(actVal, expVal).isFail _
			Then : Goto assert_parse_failed : End If
		End If
	Next i
	assert_parses = mkPass()
	Exit Function
assert_parse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x_Scratch.xml><?xml version="1.0" encoding="utf-8"?>
<!DOCTYPE module  PUBLIC '-//OpenOffice.org//DTD OfficeDocument 1.0//EN'  'module.dtd'>
<script:module xmlns:script="http://openoffice.org/2000/script" script:name="M0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x_Scratch"/>
  <library:element library:name="M06_AST"/>
  <library:element library:name="M07_PrsLogic"/>
  <library:element library:name="M08_PrsGramma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